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8cm"/>
    </style:style>
    <style:style style:name="co2" style:family="table-column">
      <style:table-column-properties fo:break-before="auto" style:column-width="1.291cm"/>
    </style:style>
    <style:style style:name="co3" style:family="table-column">
      <style:table-column-properties fo:break-before="auto" style:column-width="1.265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0.54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353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Response" table:style-name="ta1">
        <table:shapes>
          <draw:frame draw:z-index="0" draw:style-name="gr1" svg:width="13.528cm" svg:height="3.996cm" svg:x="7.962cm" svg:y="0.45cm">
            <draw:object draw:notify-on-update-of-ranges="Response.B2:Response.B10 Response.D2:Response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528cm" svg:height="3.942cm" svg:x="7.962cm" svg:y="4.949cm">
            <draw:object draw:notify-on-update-of-ranges="Response.B12:Response.B20 Response.D12:Response.D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3.504cm" svg:height="3.993cm" svg:x="7.96cm" svg:y="9.45cm">
            <draw:object draw:notify-on-update-of-ranges="Response.B22:Response.B30 Response.D22:Response.D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>
            <text:p>Angle</text:p>
          </table:table-cell>
          <table:table-cell table:style-name="ce1" office:value-type="string">
            <text:p>Value</text:p>
          </table:table-cell>
          <table:table-cell table:style-name="ce2" office:value-type="string">
            <text:p>Normalized</text:p>
          </table:table-cell>
          <table:table-cell table:style-name="ce1" office:value-type="string">
            <text:p>Rounded</text:p>
          </table:table-cell>
          <table:table-cell table:number-columns-repeated="8"/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([.C2]-[.$C$32])/([.$C$33]-[.$C$32])*10" office:value-type="float" office:value="4.69798657718121">
            <text:p>4.70</text:p>
          </table:table-cell>
          <table:table-cell table:formula="of:=ROUND([.D2])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L</text:p>
          </table:table-cell>
          <table:table-cell office:value-type="float" office:value="45">
            <text:p>45</text:p>
          </table:table-cell>
          <table:table-cell office:value-type="float" office:value="294">
            <text:p>294</text:p>
          </table:table-cell>
          <table:table-cell table:formula="of:=([.C3]-[.$C$32])/([.$C$33]-[.$C$32])*10" office:value-type="float" office:value="1.0738255033557">
            <text:p>1.07</text:p>
          </table:table-cell>
          <table:table-cell table:formula="of:=ROUND([.D3])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float" office:value="278">
            <text:p>278</text:p>
          </table:table-cell>
          <table:table-cell table:formula="of:=([.C4]-[.$C$32])/([.$C$33]-[.$C$32])*10" office:value-type="float" office:value="0">
            <text:p>0.00</text:p>
          </table:table-cell>
          <table:table-cell table:formula="of:=ROUND([.D4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L</text:p>
          </table:table-cell>
          <table:table-cell office:value-type="float" office:value="135">
            <text:p>135</text:p>
          </table:table-cell>
          <table:table-cell office:value-type="float" office:value="294">
            <text:p>294</text:p>
          </table:table-cell>
          <table:table-cell table:formula="of:=([.C5]-[.$C$32])/([.$C$33]-[.$C$32])*10" office:value-type="float" office:value="1.0738255033557">
            <text:p>1.07</text:p>
          </table:table-cell>
          <table:table-cell table:formula="of:=ROUND([.D5])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348">
            <text:p>348</text:p>
          </table:table-cell>
          <table:table-cell table:formula="of:=([.C6]-[.$C$32])/([.$C$33]-[.$C$32])*10" office:value-type="float" office:value="4.69798657718121">
            <text:p>4.70</text:p>
          </table:table-cell>
          <table:table-cell table:formula="of:=ROUND([.D6])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-135">
            <text:p>-135</text:p>
          </table:table-cell>
          <table:table-cell office:value-type="float" office:value="395">
            <text:p>395</text:p>
          </table:table-cell>
          <table:table-cell table:formula="of:=([.C7]-[.$C$32])/([.$C$33]-[.$C$32])*10" office:value-type="float" office:value="7.85234899328859">
            <text:p>7.85</text:p>
          </table:table-cell>
          <table:table-cell table:formula="of:=ROUND([.D7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-90">
            <text:p>-90</text:p>
          </table:table-cell>
          <table:table-cell office:value-type="float" office:value="420">
            <text:p>420</text:p>
          </table:table-cell>
          <table:table-cell table:formula="of:=([.C8]-[.$C$32])/([.$C$33]-[.$C$32])*10" office:value-type="float" office:value="9.53020134228188">
            <text:p>9.53</text:p>
          </table:table-cell>
          <table:table-cell table:formula="of:=ROUND([.D8])"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-45">
            <text:p>-45</text:p>
          </table:table-cell>
          <table:table-cell office:value-type="float" office:value="400">
            <text:p>400</text:p>
          </table:table-cell>
          <table:table-cell table:formula="of:=([.C9]-[.$C$32])/([.$C$33]-[.$C$32])*10" office:value-type="float" office:value="8.18791946308725">
            <text:p>8.19</text:p>
          </table:table-cell>
          <table:table-cell table:formula="of:=ROUND([.D9])"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([.C10]-[.$C$32])/([.$C$33]-[.$C$32])*10" office:value-type="float" office:value="4.69798657718121">
            <text:p>4.70</text:p>
          </table:table-cell>
          <table:table-cell table:formula="of:=ROUND([.D10])"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table:formula="of:=([.C12]-[.$C$32])/([.$C$33]-[.$C$32])*10" office:value-type="float" office:value="5.36912751677852">
            <text:p>5.37</text:p>
          </table:table-cell>
          <table:table-cell table:formula="of:=ROUND([.D12])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H</text:p>
          </table:table-cell>
          <table:table-cell office:value-type="float" office:value="45">
            <text:p>45</text:p>
          </table:table-cell>
          <table:table-cell office:value-type="float" office:value="304">
            <text:p>304</text:p>
          </table:table-cell>
          <table:table-cell table:formula="of:=([.C13]-[.$C$32])/([.$C$33]-[.$C$32])*10" office:value-type="float" office:value="1.74496644295302">
            <text:p>1.74</text:p>
          </table:table-cell>
          <table:table-cell table:formula="of:=ROUND([.D13])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H</text:p>
          </table:table-cell>
          <table:table-cell office:value-type="float" office:value="90">
            <text:p>90</text:p>
          </table:table-cell>
          <table:table-cell office:value-type="float" office:value="281">
            <text:p>281</text:p>
          </table:table-cell>
          <table:table-cell table:formula="of:=([.C14]-[.$C$32])/([.$C$33]-[.$C$32])*10" office:value-type="float" office:value="0.201342281879195">
            <text:p>0.20</text:p>
          </table:table-cell>
          <table:table-cell table:formula="of:=ROUND([.D14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H</text:p>
          </table:table-cell>
          <table:table-cell office:value-type="float" office:value="135">
            <text:p>135</text:p>
          </table:table-cell>
          <table:table-cell office:value-type="float" office:value="302">
            <text:p>302</text:p>
          </table:table-cell>
          <table:table-cell table:formula="of:=([.C15]-[.$C$32])/([.$C$33]-[.$C$32])*10" office:value-type="float" office:value="1.61073825503356">
            <text:p>1.61</text:p>
          </table:table-cell>
          <table:table-cell table:formula="of:=ROUND([.D15])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355">
            <text:p>355</text:p>
          </table:table-cell>
          <table:table-cell table:formula="of:=([.C16]-[.$C$32])/([.$C$33]-[.$C$32])*10" office:value-type="float" office:value="5.16778523489933">
            <text:p>5.17</text:p>
          </table:table-cell>
          <table:table-cell table:formula="of:=ROUND([.D16])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V</text:p>
          </table:table-cell>
          <table:table-cell office:value-type="float" office:value="-135">
            <text:p>-135</text:p>
          </table:table-cell>
          <table:table-cell office:value-type="float" office:value="401">
            <text:p>401</text:p>
          </table:table-cell>
          <table:table-cell table:formula="of:=([.C17]-[.$C$32])/([.$C$33]-[.$C$32])*10" office:value-type="float" office:value="8.25503355704698">
            <text:p>8.26</text:p>
          </table:table-cell>
          <table:table-cell table:formula="of:=ROUND([.D17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V</text:p>
          </table:table-cell>
          <table:table-cell office:value-type="float" office:value="-90">
            <text:p>-90</text:p>
          </table:table-cell>
          <table:table-cell office:value-type="float" office:value="427">
            <text:p>427</text:p>
          </table:table-cell>
          <table:table-cell table:formula="of:=([.C18]-[.$C$32])/([.$C$33]-[.$C$32])*10" office:value-type="float" office:value="10">
            <text:p>10.00</text:p>
          </table:table-cell>
          <table:table-cell table:formula="of:=ROUND([.D18])"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V</text:p>
          </table:table-cell>
          <table:table-cell office:value-type="float" office:value="-45">
            <text:p>-45</text:p>
          </table:table-cell>
          <table:table-cell office:value-type="float" office:value="404">
            <text:p>404</text:p>
          </table:table-cell>
          <table:table-cell table:formula="of:=([.C19]-[.$C$32])/([.$C$33]-[.$C$32])*10" office:value-type="float" office:value="8.45637583892617">
            <text:p>8.46</text:p>
          </table:table-cell>
          <table:table-cell table:formula="of:=ROUND([.D19])"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f:=([.C20]-[.$C$32])/([.$C$33]-[.$C$32])*10" office:value-type="float" office:value="5.16778523489933">
            <text:p>5.17</text:p>
          </table:table-cell>
          <table:table-cell table:formula="of:=ROUND([.D20])"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([.C22]-[.$C$32])/([.$C$33]-[.$C$32])*10" office:value-type="float" office:value="10.0671140939597">
            <text:p>10.07</text:p>
          </table:table-cell>
          <table:table-cell table:formula="of:=ROUND([.D22])" office:value-type="float" office:value="10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403">
            <text:p>403</text:p>
          </table:table-cell>
          <table:table-cell table:formula="of:=([.C23]-[.$C$32])/([.$C$33]-[.$C$32])*10" office:value-type="float" office:value="8.38926174496644">
            <text:p>8.39</text:p>
          </table:table-cell>
          <table:table-cell table:formula="of:=ROUND([.D23])"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353">
            <text:p>353</text:p>
          </table:table-cell>
          <table:table-cell table:formula="of:=([.C24]-[.$C$32])/([.$C$33]-[.$C$32])*10" office:value-type="float" office:value="5.03355704697987">
            <text:p>5.03</text:p>
          </table:table-cell>
          <table:table-cell table:formula="of:=ROUND([.D24])" office:value-type="float" office:value="5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305">
            <text:p>305</text:p>
          </table:table-cell>
          <table:table-cell table:formula="of:=([.C25]-[.$C$32])/([.$C$33]-[.$C$32])*10" office:value-type="float" office:value="1.81208053691275">
            <text:p>1.81</text:p>
          </table:table-cell>
          <table:table-cell table:formula="of:=ROUND([.D25])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283">
            <text:p>283</text:p>
          </table:table-cell>
          <table:table-cell table:formula="of:=([.C26]-[.$C$32])/([.$C$33]-[.$C$32])*10" office:value-type="float" office:value="0.335570469798658">
            <text:p>0.34</text:p>
          </table:table-cell>
          <table:table-cell table:formula="of:=ROUND([.D26])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35">
            <text:p>-135</text:p>
          </table:table-cell>
          <table:table-cell office:value-type="float" office:value="305">
            <text:p>305</text:p>
          </table:table-cell>
          <table:table-cell table:formula="of:=([.C27]-[.$C$32])/([.$C$33]-[.$C$32])*10" office:value-type="float" office:value="1.81208053691275">
            <text:p>1.81</text:p>
          </table:table-cell>
          <table:table-cell table:formula="of:=ROUND([.D27])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-90">
            <text:p>-90</text:p>
          </table:table-cell>
          <table:table-cell office:value-type="float" office:value="355">
            <text:p>355</text:p>
          </table:table-cell>
          <table:table-cell table:formula="of:=([.C28]-[.$C$32])/([.$C$33]-[.$C$32])*10" office:value-type="float" office:value="5.16778523489933">
            <text:p>5.17</text:p>
          </table:table-cell>
          <table:table-cell table:formula="of:=ROUND([.D28])" office:value-type="float" office:value="5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-45">
            <text:p>-45</text:p>
          </table:table-cell>
          <table:table-cell office:value-type="float" office:value="400">
            <text:p>400</text:p>
          </table:table-cell>
          <table:table-cell table:formula="of:=([.C29]-[.$C$32])/([.$C$33]-[.$C$32])*10" office:value-type="float" office:value="8.18791946308725">
            <text:p>8.19</text:p>
          </table:table-cell>
          <table:table-cell table:formula="of:=ROUND([.D29])"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([.C30]-[.$C$32])/([.$C$33]-[.$C$32])*10" office:value-type="float" office:value="10.0671140939597">
            <text:p>10.07</text:p>
          </table:table-cell>
          <table:table-cell table:formula="of:=ROUND([.D30])"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IN</text:p>
          </table:table-cell>
          <table:table-cell table:formula="of:=MIN([.C2:.C20])" office:value-type="float" office:value="278">
            <text:p>278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X</text:p>
          </table:table-cell>
          <table:table-cell table:formula="of:=MAX([.C2:.C20])" office:value-type="float" office:value="427">
            <text:p>427</text:p>
          </table:table-cell>
          <table:table-cell table:number-columns-repeated="10"/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8.12.2011</text:date>, <text:time>14:03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9T14:57:08</meta:creation-date>
    <dc:date>2011-12-18T14:03:46</dc:date>
    <meta:editing-duration>PT47M22S</meta:editing-duration>
    <meta:editing-cycles>9</meta:editing-cycles>
    <meta:generator>LibreOffice/3.4$Unix LibreOffice_project/340m1$Build-302</meta:generator>
    <meta:document-statistic meta:table-count="1" meta:cell-count="1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minimum="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29cm" svg:height="3.997cm" xlink:href=".." xlink:type="simple" chart:class="chart:line" chart:style-name="ch1">
        <chart:plot-area chart:style-name="ch2" table:cell-range-address="Response.B2:Response.B10 Response.D2:Response.D10" chart:data-source-has-labels="column" svg:x="0.72cm" svg:y="0.451cm" svg:width="12.269cm" svg:height="3.047cm">
          <chartooo:coordinate-region svg:x="1.878cm" svg:y="0.645cm" svg:width="11.007cm" svg:height="2.217cm"/>
          <chart:axis chart:dimension="x" chart:name="primary-x" chart:style-name="ch3" chartooo:axis-type="auto">
            <chartooo:date-scale/>
            <chart:categories table:cell-range-address="Response.B2:Response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ponse.D2:Response.D1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ponse.B2:Response.B10</svg:desc>
                </draw:g>
              </table:table-cell>
              <table:table-cell office:value-type="float" office:value="4.69798657718121">
                <text:p>4.69798657718121</text:p>
                <draw:g>
                  <svg:desc>Response.D2:Response.D10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0738255033557">
                <text:p>1.07382550335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.0738255033557">
                <text:p>1.07382550335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.69798657718121">
                <text:p>4.69798657718121</text:p>
              </table:table-cell>
            </table:table-row>
            <table:table-row>
              <table:table-cell office:value-type="float" office:value="-135">
                <text:p>-140</text:p>
              </table:table-cell>
              <table:table-cell office:value-type="float" office:value="7.85234899328859">
                <text:p>7.8523489932885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9.53020134228188">
                <text:p>9.53020134228188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8.18791946308725">
                <text:p>8.187919463087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.69798657718121">
                <text:p>4.69798657718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minimum="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29cm" svg:height="3.943cm" xlink:href=".." xlink:type="simple" chart:class="chart:line" chart:style-name="ch1">
        <chart:plot-area chart:style-name="ch2" table:cell-range-address="Response.B12:Response.B20 Response.D12:Response.D20" chart:data-source-has-labels="column" svg:x="0.72cm" svg:y="0.447cm" svg:width="12.269cm" svg:height="2.998cm">
          <chartooo:coordinate-region svg:x="1.878cm" svg:y="0.641cm" svg:width="11.007cm" svg:height="2.168cm"/>
          <chart:axis chart:dimension="x" chart:name="primary-x" chart:style-name="ch3" chartooo:axis-type="auto">
            <chartooo:date-scale/>
            <chart:categories table:cell-range-address="Response.B12:Response.B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ponse.D12:Response.D2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ponse.B12:Response.B20</svg:desc>
                </draw:g>
              </table:table-cell>
              <table:table-cell office:value-type="float" office:value="5.36912751677852">
                <text:p>5.36912751677852</text:p>
                <draw:g>
                  <svg:desc>Response.D12:Response.D20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74496644295302">
                <text:p>1.744966442953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01342281879195">
                <text:p>0.20134228187919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.61073825503356">
                <text:p>1.610738255033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16778523489933">
                <text:p>5.16778523489933</text:p>
              </table:table-cell>
            </table:table-row>
            <table:table-row>
              <table:table-cell office:value-type="float" office:value="-135">
                <text:p>-140</text:p>
              </table:table-cell>
              <table:table-cell office:value-type="float" office:value="8.25503355704698">
                <text:p>8.25503355704698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8.45637583892617">
                <text:p>8.4563758389261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.16778523489933">
                <text:p>5.16778523489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minimum="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05cm" svg:height="3.994cm" xlink:href=".." xlink:type="simple" chart:class="chart:line" chart:style-name="ch1">
        <chart:plot-area chart:style-name="ch2" table:cell-range-address="Response.B22:Response.B30 Response.D22:Response.D30" chart:data-source-has-labels="column" svg:x="0.72cm" svg:y="0.451cm" svg:width="12.245cm" svg:height="3.044cm">
          <chartooo:coordinate-region svg:x="1.878cm" svg:y="0.645cm" svg:width="10.983cm" svg:height="2.214cm"/>
          <chart:axis chart:dimension="x" chart:name="primary-x" chart:style-name="ch3" chartooo:axis-type="auto">
            <chartooo:date-scale/>
            <chart:categories table:cell-range-address="Response.B22:Response.B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ponse.D22:Response.D3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ponse.B22:Response.B30</svg:desc>
                </draw:g>
              </table:table-cell>
              <table:table-cell office:value-type="float" office:value="10.0671140939597">
                <text:p>10.0671140939597</text:p>
                <draw:g>
                  <svg:desc>Response.D22:Response.D30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.38926174496644">
                <text:p>8.389261744966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.03355704697987">
                <text:p>5.0335570469798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.81208053691275">
                <text:p>1.812080536912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35570469798658">
                <text:p>0.335570469798658</text:p>
              </table:table-cell>
            </table:table-row>
            <table:table-row>
              <table:table-cell office:value-type="float" office:value="-135">
                <text:p>-140</text:p>
              </table:table-cell>
              <table:table-cell office:value-type="float" office:value="1.81208053691275">
                <text:p>1.81208053691275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5.16778523489933">
                <text:p>5.16778523489933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8.18791946308725">
                <text:p>8.187919463087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.0671140939597">
                <text:p>10.06711409395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